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59029"/>
    </style:style>
    <style:style style:name="P2" style:family="paragraph" style:parent-style-name="Text_20_body">
      <style:text-properties officeooo:rsid="0017737f" officeooo:paragraph-rsid="0017737f"/>
    </style:style>
    <style:style style:name="P3" style:family="paragraph" style:parent-style-name="Text_20_body">
      <style:paragraph-properties fo:text-align="center" style:justify-single-word="false"/>
      <style:text-properties officeooo:rsid="0017737f" officeooo:paragraph-rsid="0017737f"/>
    </style:style>
    <style:style style:name="P4" style:family="paragraph" style:parent-style-name="Text_20_body">
      <style:text-properties officeooo:paragraph-rsid="0017737f"/>
    </style:style>
    <style:style style:name="P5" style:family="paragraph" style:parent-style-name="Text_20_body">
      <style:text-properties officeooo:rsid="00180190" officeooo:paragraph-rsid="00180190"/>
    </style:style>
    <style:style style:name="P6" style:family="paragraph" style:parent-style-name="Text_20_body">
      <style:text-properties officeooo:paragraph-rsid="00180190"/>
    </style:style>
    <style:style style:name="P7" style:family="paragraph" style:parent-style-name="Standard">
      <style:text-properties fo:font-weight="bold" officeooo:rsid="001b5575" officeooo:paragraph-rsid="001b5575" style:font-weight-asian="bold" style:font-weight-complex="bold"/>
    </style:style>
    <style:style style:name="P8" style:family="paragraph" style:parent-style-name="Standard">
      <style:text-properties fo:font-weight="bold" officeooo:rsid="00221c22" officeooo:paragraph-rsid="00221c22" style:font-weight-asian="bold" style:font-weight-complex="bold"/>
    </style:style>
    <style:style style:name="P9" style:family="paragraph" style:parent-style-name="Standard">
      <style:text-properties fo:font-weight="bold" officeooo:rsid="0023b207" officeooo:paragraph-rsid="0023b207" style:font-weight-asian="bold" style:font-weight-complex="bold"/>
    </style:style>
    <style:style style:name="P10" style:family="paragraph" style:parent-style-name="Standard">
      <style:text-properties fo:font-weight="bold" officeooo:rsid="002c0737" officeooo:paragraph-rsid="002c0737" style:font-weight-asian="bold" style:font-weight-complex="bold"/>
    </style:style>
    <style:style style:name="P11" style:family="paragraph" style:parent-style-name="Standard">
      <style:text-properties fo:font-weight="bold" officeooo:rsid="002c4c1a" officeooo:paragraph-rsid="002c4c1a" style:font-weight-asian="bold" style:font-weight-complex="bold"/>
    </style:style>
    <style:style style:name="P12" style:family="paragraph" style:parent-style-name="Text_20_body">
      <style:text-properties fo:font-weight="normal" officeooo:rsid="0017737f" officeooo:paragraph-rsid="0017737f" style:font-weight-asian="normal" style:font-weight-complex="normal"/>
    </style:style>
    <style:style style:name="P13" style:family="paragraph" style:parent-style-name="Text_20_body">
      <style:paragraph-properties fo:text-align="center" style:justify-single-word="false"/>
      <style:text-properties fo:font-weight="normal" officeooo:rsid="0017737f" officeooo:paragraph-rsid="0017737f" style:font-weight-asian="normal" style:font-weight-complex="normal"/>
    </style:style>
    <style:style style:name="P14" style:family="paragraph" style:parent-style-name="Text_20_body">
      <style:paragraph-properties fo:text-align="center" style:justify-single-word="false"/>
      <style:text-properties fo:font-weight="normal" officeooo:rsid="00180190" officeooo:paragraph-rsid="00180190" style:font-weight-asian="normal" style:font-weight-complex="normal"/>
    </style:style>
    <style:style style:name="T1" style:family="text">
      <style:text-properties officeooo:rsid="0015902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737f" style:font-weight-asian="normal" style:font-weight-complex="normal"/>
    </style:style>
    <style:style style:name="T5" style:family="text">
      <style:text-properties fo:font-weight="normal" officeooo:rsid="00180190" style:font-weight-asian="normal" style:font-weight-complex="normal"/>
    </style:style>
    <style:style style:name="T6" style:family="text">
      <style:text-properties fo:font-weight="normal" officeooo:rsid="001e9f5a"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7737f" style:font-style-asian="italic" style:font-weight-asian="bold" style:font-style-complex="italic" style:font-weight-complex="bold"/>
    </style:style>
    <style:style style:name="T9" style:family="text">
      <style:text-properties officeooo:rsid="001c82f7"/>
    </style:style>
    <style:style style:name="T10" style:family="text">
      <style:text-properties officeooo:rsid="002cb1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JINA LA BWANA NI NINI?</text:p>
      <text:p text:style-name="P1"><text:span text:style-name="T1">1. </text:span>Kisha nikaona, na tazama, huyo Mwana-Kondoo amesimama juu ya mlima Sayuni, na watu mia na arobaini na nne elfu pamoja naye, <text:span text:style-name="T2">wenye jina lake na jina la Baba yake limeandikwa katika vipaji vya nyuso zao.</text:span></text:p>
      <text:p text:style-name="P1"><text:line-break/><text:bookmark text:name="2"/>2 <text:s/>Nami nikasikia sauti kutoka mbinguni, kama sauti ya maji mengi, na kama sauti ya radi kuu. Na hiyo sauti niliyoisikia ilikuwa kama sauti ya wapiga vinubi, wakivipiga vinubi vyao; </text:p>
      <text:p text:style-name="P1"><text:line-break/><text:bookmark text:name="3"/>3 na kuimba wimbo mpya mbele ya kile kiti cha enzi, na mbele ya wale wenye uhai wanne, na wale wazee; wala hapana mtu aliyeweza kujifunza wimbo ule, ila wale mia na arobaini na nne elfu, walionunuliwa katika nchi. </text:p>
      <text:p text:style-name="P1"><text:line-break/><text:bookmark text:name="4"/>4 <text:span text:style-name="T2">Hawa ndio wasiotiwa unajisi pamoja na wanawake, kwa maana ni bikira. Hawa ndio wamfuatao Mwana-Kondoo kila aendako.</text:span> Hawa wamenunuliwa katika wanadamu, malimbuko kwa Mungu na kwa Mwana-Kondoo. </text:p>
      <text:p text:style-name="P1"><text:line-break/><text:bookmark text:name="5"/>5 Na katika vinywa vyao haukuonekana uongo. Maana hawana mawaa. </text:p>
      <text:p text:style-name="P1"><text:line-break/><text:bookmark text:name="6"/>6 Kisha nikaona malaika mwingine, akiruka katikati ya mbingu, mwenye Injili ya milele, awahubiri hao wakaao juu ya nchi, na kila taifa na kabila na lugha na jamaa, </text:p>
      <text:p text:style-name="P1"><text:line-break/><text:bookmark text:name="7"/>7 akasema kwa sauti kuu, Mcheni Mungu, na kumtukuza, kwa maana saa ya hukumu yake imekuja. Msujudieni yeye aliyezifanya mbingu na nchi na bahari na chemchemi za maji. </text:p>
      <text:p text:style-name="P1"><text:line-break/><text:bookmark text:name="8"/>8 Kisha mwingine, malaika wa pili, akafuata, akisema, Umeanguka, umeanguka Babeli, mji ule ulio mkubwa, maana ndio uliowanywesha mataifa yote mvinyo ya ghadhabu ya uasherati wake. </text:p>
      <text:p text:style-name="P1"><text:line-break/><text:bookmark text:name="9"/>9 Na mwingine, malaika wa tatu, akawafuata, akisema kwa sauti kuu, Mtu awaye yote akimsujudu huyo mnyama na sanamu yake, na kuipokea chapa katika kipaji cha uso wake, au katika mkono wake, <text:line-break/><text:bookmark text:name="10"/>10 yeye naye atakunywa katika mvinyo ya ghadhabu ya Mungu iliyotengenezwa, pasipo kuchanganywa na maji, katika kikombe cha hasira yake; naye atateswa kwa moto na kiberiti mbele ya malaika watakatifu, na mbele za Mwana-Kondoo. <text:line-break/><text:bookmark text:name="11"/>11 Na moshi wa maumivu yao hupanda juu hata milele na milele, wala hawana raha mchana wala usiku, hao wamsujuduo huyo mnyama na sanamu yake, na kila aipokeaye chapa ya jina lake. </text:p>
      <text:p text:style-name="P1"><text:line-break/><text:bookmark text:name="12"/>12 Hapa ndipo penye subira ya watakatifu, hao wazishikao amri za Mungu, na imani ya Yesu. </text:p>
      <text:p text:style-name="P1"/>
      <text:p text:style-name="P1"/>
      <text:p text:style-name="P1"/>
      <text:p text:style-name="P1"><text:soft-page-break/></text:p>
      <text:p text:style-name="P2">Kabla ya utangazwaji wa ujumbe wa malaika yule wa <text:s/>kwanza tunaoza sifa za wale walioshinda vita ya mwisho, na sifa zao, hebu tuangalie Ufunuo 14. 1, maneno yaliyokolea “<text:span text:style-name="T2">wenye jina lake na jina la Baba yake limeandikwa katika vipaji vya nyuso zao.”, </text:span><text:span text:style-name="T3">nini maana ya kuwa na Jina La Mwana Kondoo na jina La Baba Yake, hebu turejee kitabu cha </text:span><text:span text:style-name="T6">Kutoka</text:span><text:span text:style-name="T3"> 34.5-7</text:span></text:p>
      <text:p text:style-name="P4"><text:span text:style-name="T4">“</text:span><text:bookmark text:name="51"/><text:span text:style-name="T3">5 Bwana akashuka ndani ya lile wingu, akasimama pamoja naye huko, </text:span><text:span text:style-name="T2">akalitangaza jina la Bwana. </text:span><text:span text:style-name="T3"><text:line-break/></text:span><text:bookmark text:name="61"/><text:span text:style-name="T7">6 Bwana akapita mbele yake, akatangaza, Bwana, Bwana, Mungu mwingi wa huruma, mwenye fadhili, si mwepesi wa hasira, mwingi wa rehema na kweli; <text:line-break/></text:span><text:bookmark text:name="71"/><text:span text:style-name="T7">7 mwenye kuwaonea huruma watu elfu elfu, mwenye kusamehe uovu na makosa na dhambi; wala si mwenye kumhesabia mtu mwovu kuwa hana hatia kamwe; mwenye kuwapatiliza watoto uovu wa baba zao, na wana wa wana wao pia, hata kizazi cha tatu na cha nne. </text:span><text:span text:style-name="T8">“.</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2. AMRI KUMI.</text:p>
      <text:p text:style-name="P3"><text:span text:style-name="T3">“Thou shalt have no other gods before Me.” Jehovah, the eternal, self-existent, uncreated One, Himself the Source and Sustainer of all, is alone entitled to supreme reverence and worship. Man is forbidden to give to any other object the first place in his affections or his service. Whatever we cherish that tends to lessen our love for God or to interfere with the service due Him, of that do we make a god. “Thou shalt not make unto thee any graven image, or any likeness of anything that is in heaven above, or that is in the earth beneath, or that is in the water under the earth: thou shalt not bow down thyself to them, nor serve them.” The second commandment forbids the worship of the true God by images or similitudes. Many heathen nations claimed that their images were mere figures or symbols by which the Deity was worshiped, but God has declared such worship to be sin. The attempt to represent the Eternal One by material objects would lower man's conception of God. The mind, turned away from the infinite perfection of Jehovah, would be attracted to the creature rather than to the Creator. And as his conceptions of God were lowered, so would man become degraded. “I the Lord thy God am a jealous God.” The close and sacred relation of God to His people is represented under the figure of marriage. Idolatry being spiritual adultery, the displeasure of God against it is fitly called jealousy. “Visiting the iniquity of the fathers upon the children unto the third and fourth generation of them that hate Me.” It is inevitable that children should suffer from the consequences of parental wrongdoing, but they are not punished for the parents’ guilt, except as they participate in their sins. It is usually the case, however, that children walk in the steps of their parents. By inheritance and example the sons become partakers of the father's sin. Wrong tendencies, perverted appetites, and debased morals, as well as physical disease and degeneracy, are transmitted as a legacy from father to son, to the third and fourth generation. This fearful truth should have a solemn power to restrain men from following a course of sin. “Showing mercy unto thousands of them that love Me, and keep My commandments.” In prohibiting the worship of false gods, the second commandment by implication enjoins the worship of the true God. And to those who are faithful in His service, mercy is promised, not merely to the third and fourth generation as is the wrath threatened against those who hate Him, but to </text:span><text:span text:style-name="Emphasis"><text:span text:style-name="T3">thousands</text:span></text:span><text:span text:style-name="T3"> of generations. “Thou shalt not take the name of the Lord thy God in vain: for the Lord will not hold him guiltless that taketh His name in vain.” This commandment not only prohibits false oaths and common swearing, but it forbids us to use the name of God in a light or careless manner, without regard to its awful significance. By the thoughtless mention of God in common conversation, by appeals to Him in trivial matters, and by the frequent and thoughtless repetition of His name, we dishonor Him. “Holy and reverend is His name.” </text:span><text:a xlink:type="simple" xlink:href="https://m.egwwritings.org/en/book/1965.32215#32215" text:style-name="Internet_20_link" text:visited-style-name="Visited_20_Internet_20_Link"><text:span text:style-name="T3">Psalm 111:9</text:span></text:a><text:span text:style-name="T3">. All should meditate upon His majesty, His purity and holiness, that the heart may be impressed with a sense of His exalted character; and His holy name should be uttered with reverence and solemnity. “Remember the Sabbath day, to keep it holy. Six days shalt thou labor, and do all thy work: but the seventh day is the Sabbath of the Lord thy God: in it thou shalt not do any work, thou, nor thy son, nor thy daughter, thy manservant, nor thy maidservant, nor thy cattle, nor thy stranger that is within thy gates: for in six days the Lord made heaven and earth, the sea, and all that in them is, and rested the seventh day: wherefore the Lord blessed the Sabbath day, and hallowed it.” The Sabbath is not introduced as a new institution but as having been founded at creation. It is to be remembered and observed as the memorial of the Creator's work. Pointing to God as the Maker of the heavens and the earth, it distinguishes the true God from all false gods. All who keep the seventh day signify by this act that they are worshipers of Jehovah. Thus the Sabbath is the sign of man's allegiance to God as long as there are any upon the earth to serve Him. The fourth commandment is the only one of all the ten in which are found both </text:span><text:soft-page-break/><text:span text:style-name="T3">the name and the title of the Lawgiver. It is the only one that shows by whose authority the law is given. Thus it contains the seal of God, affixed to His law as evidence of its authenticity and binding force. God has given men six days wherein to labor, and He requires that their own work be done in the six working days. Acts of necessity and mercy are permitted on the Sabbath, the sick and suffering are at all times to be cared for; but unnecessary labor is to be strictly avoided. “Turn away thy foot from the Sabbath, from doing thy pleasure on My holy day; and call the Sabbath a delight, the holy of the Lord, honorable; and ... honor Him, not doing thine own ways, nor finding thine own pleasure.” </text:span><text:a xlink:type="simple" xlink:href="https://m.egwwritings.org/en/book/1965.38361#38361" text:style-name="Internet_20_link" text:visited-style-name="Visited_20_Internet_20_Link"><text:span text:style-name="T3">Isaiah 58:13</text:span></text:a><text:span text:style-name="T3">. Nor does the prohibition end here. “Nor speaking thine own words,” says the prophet. Those who discuss business matters or lay plans on the Sabbath are regarded by God as though engaged in the actual transaction of business. To keep the Sabbath holy, we should not even allow our minds to dwell upon things of a worldly character. And the commandment includes all within our gates. The inmates of the house are to lay aside their worldly business during the sacred hours. All should unite to honor God by willing service upon His holy day. “Honor thy father and thy mother: that thy days may be long upon the land which the Lord thy God giveth thee.” Parents are entitled to a degree of love and respect which is due to no other person. God Himself, who has placed upon them a responsibility for the souls committed to their charge, has ordained that during the earlier years of life, parents shall stand in the place of God to their children. And he who rejects the rightful authority of his parents is rejecting the authority of God. The fifth commandment requires children not only to yield respect, submission, and obedience to their parents, but also to give them love and tenderness, to lighten their cares, to guard their reputation, and to succor and comfort them in old age. It also enjoins respect for ministers and rulers and for all others to whom God has delegated authority. This, says the apostle, “is the first commandment with promise.” </text:span><text:a xlink:type="simple" xlink:href="https://m.egwwritings.org/en/book/1965.59833#59833" text:style-name="Internet_20_link" text:visited-style-name="Visited_20_Internet_20_Link"><text:span text:style-name="T3">Ephesians 6:2</text:span></text:a><text:span text:style-name="T3">. To Israel, expecting soon to enter Canaan, it was a pledge to the obedient, of long life in that good land; but it has a wider meaning, including all the Israel of God, and promising eternal life upon the earth when it shall be freed from the curse of sin. “Thou shalt not kill.” All acts of injustice that tend to shorten life; the spirit of hatred and revenge, or the indulgence of any passion that leads to injurious acts toward others, or causes us even to wish them harm (for “whosoever hateth his brother is a murderer”); a selfish neglect of caring for the needy or suffering; all self-indulgence or unnecessary deprivation or excessive labor that tends to injure health—all these are, to a greater or less degree, violations of the sixth commandment. “Thou shalt not commit adultery.” This commandment forbids not only acts of impurity, but sensual thoughts and desires, or any practice that tends to excite them. Purity is demanded not only in the outward life but in the secret intents and emotions of the heart. Christ, who taught the far-reaching obligation of the law of God, declared the evil thought or look to be as truly sin as is the unlawful deed. “Thou shalt not steal.” Both public and private sins are included in this prohibition. The eighth commandment condemns manstealing and slave dealing, and forbids wars of conquest. It condemns theft and robbery. It demands strict integrity in the minutest details of the affairs of life. It forbids overreaching in trade, and requires the payment of just debts or wages. It declares that every attempt to advantage oneself by the ignorance, weakness, or misfortune of another is registered as fraud in the books of heaven. “Thou shalt not bear false witness against thy neighbor.” False speaking in any matter, every attempt or purpose to deceive our neighbor, is here included. An intention to deceive is what constitutes falsehood. By a glance of the eye, a motion of the hand, an expression of the countenance, a falsehood may be told as effectually as by words. All intentional overstatement, every hint or insinuation calculated to convey an erroneous or exaggerated impression, even the statement of facts in such a manner as to mislead, is falsehood. This precept forbids every effort to injure our neighbor's reputation by misrepresentation or evil surmising, by </text:span><text:soft-page-break/><text:span text:style-name="T3">slander or tale bearing. Even the intentional suppression of truth, by which injury may result to others, is a violation of the ninth commandment. “Thou shalt not covet thy neighbor's house, thou shalt not covet thy neighbor's wife, nor his manservant, nor his maidservant, nor his ox, nor his ass, nor anything that is thy neighbor's.” The tenth commandment strikes at the very root of all sins, prohibiting the selfish desire, from which springs the sinful act. He who in obedience to God's law refrains from indulging even a sinful desire for that which belongs to another will not be guilty of an act of wrong toward his fellow creature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3. <text:span text:style-name="T9">MUONEKANO WA MKRISTO</text:span></text:p>
      <text:p text:style-name="P5"><text:span text:style-name="T4">K</text:span><text:span text:style-name="T3">utoka kitabu cha kutayarisha njia, sura ya 34. Onyo juu ya mavazi</text:span></text:p>
      <text:p text:style-name="P6"><text:span text:style-name="T5">“</text:span><text:bookmark text:name="1292"/><text:span text:style-name="T3">Sura Ya 34 - Onyo Juu ya Mavazi </text:span></text:p>
      <text:p text:style-name="Text_20_body"><text:bookmark text:name="1293"/>KATIKA mavazi, kama ilivyo kwa mambo mengine pia, tumejaliwa kumtukuza Muumbaji wetu. Ataka sana mavazi yetu yawe safi na yenye kukidhi afya, tena mazuri na ya kufaa pia. </text:p>
      <text:p text:style-name="Text_20_body">Yatupasa kujitahidi kuwa maridadi. Katika huduma ya patakatifu Mungu alieleza kila jambo lenye kuhusu mavazi ya wale waliohudumu mbele zake. Hivyo twafundishwa kwamba kuna uvaaji upendelewao zaidi kwa wale wanaomtumikia. Maagizo maalumu sana yalitolewa juu ya mavazi ya Haruni, maana uvaaji wake ulikuwa mfano wenye maana. Katika mambo yote yatupasa kuwa wajumbe wake. Kuonekana kwetu katika kila jambo kungeainishwa na umaridadi, adabu, na usafi. Kwa viumbe vya asili (maua mazuri) Kristo aliuelezea uzuri ambao Mungu huuthamini, neema ya kutojivika kwa mapambo mengi, usafi, hali ya kufaa ambayo ingefanya uvaaji wetu kumpendeza. <text:span text:style-name="T5">“</text:span></text:p>
      <text:p text:style-name="P12"/>
      <text:p text:style-name="P7">Elimu ya Kweli,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4. SIKU YA UPATANISHO</text:p>
      <text:p text:style-name="P10">MUHUBIRI 7. </text:p>
      <text:p text:style-name="P8"/>
      <text:p text:style-name="P8"/>
      <text:p text:style-name="P8"/>
      <text:p text:style-name="P8"/>
      <text:p text:style-name="P8"/>
      <text:p text:style-name="P8"/>
      <text:p text:style-name="P9">5. MAZOEZI YA MKRISTO</text:p>
      <text:p text:style-name="P9"/>
      <text:p text:style-name="P9"/>
      <text:p text:style-name="P9"/>
      <text:p text:style-name="P9"/>
      <text:p text:style-name="P9"/>
      <text:p text:style-name="P11">6. MUZIKI NA KANUNI ZA MUZIKI.<text:span text:style-name="T10">(1WAK 14: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5T21:42:34.966056988</meta:creation-date>
    <meta:generator>LibreOffice/6.0.7.3$Linux_X86_64 LibreOffice_project/00m0$Build-3</meta:generator>
    <dc:date>2020-08-30T16:31:40.281574968</dc:date>
    <meta:editing-duration>PT25M8S</meta:editing-duration>
    <meta:editing-cycles>10</meta:editing-cycles>
    <meta:document-statistic meta:table-count="0" meta:image-count="0" meta:object-count="0" meta:page-count="7" meta:paragraph-count="25" meta:word-count="2325" meta:character-count="13463" meta:non-whitespace-character-count="11136"/>
  </office:meta>
</office:document-meta>
</file>